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8.441cm" fo:margin-left="0cm" fo:margin-top="0cm" fo:margin-bottom="0cm" table:align="left" style:writing-mode="page"/>
    </style:style>
    <style:style style:name="Tabla1.A" style:family="table-column">
      <style:table-column-properties style:column-width="4.382cm"/>
    </style:style>
    <style:style style:name="Tabla1.B" style:family="table-column">
      <style:table-column-properties style:column-width="4.614cm"/>
    </style:style>
    <style:style style:name="Tabla1.C" style:family="table-column">
      <style:table-column-properties style:column-width="3.413cm"/>
    </style:style>
    <style:style style:name="Tabla1.D" style:family="table-column">
      <style:table-column-properties style:column-width="6.033cm"/>
    </style:style>
    <style:style style:name="Tabla1.1" style:family="table-row">
      <style:table-row-properties fo:keep-together="auto"/>
    </style:style>
    <style:style style:name="Tabla1.A1" style:family="table-cell">
      <style:table-cell-properties fo:background-color="#8eaadb" fo:padding-left="0.191cm" fo:padding-right="0.191cm" fo:padding-top="0cm" fo:padding-bottom="0cm" fo:border="0.5pt solid #000000">
        <style:background-image/>
      </style:table-cell-properties>
    </style:style>
    <style:style style:name="Tabla1.A2" style:family="table-cell">
      <style:table-cell-properties fo:background-color="#c9daf8" fo:padding-left="0.191cm" fo:padding-right="0.191cm" fo:padding-top="0cm" fo:padding-bottom="0cm" fo:border="0.5pt solid #000000">
        <style:background-image/>
      </style:table-cell-properties>
    </style:style>
    <style:style style:name="Tabla1.A3" style:family="table-cell">
      <style:table-cell-properties fo:padding-left="0.191cm" fo:padding-right="0.191cm" fo:padding-top="0cm" fo:padding-bottom="0cm" fo:border="0.5pt solid #000000"/>
    </style:style>
    <style:style style:name="Tabla1.C3" style:family="table-cell">
      <style:table-cell-properties fo:padding-left="0.191cm" fo:padding-right="0.191cm" fo:padding-top="0cm" fo:padding-bottom="0cm" fo:border="0.5pt solid #000000"/>
    </style:style>
    <style:style style:name="Tabla1.D3" style:family="table-cell">
      <style:table-cell-properties fo:padding-left="0.191cm" fo:padding-right="0.191cm" fo:padding-top="0cm" fo:padding-bottom="0cm" fo:border="0.5pt solid #000000"/>
    </style:style>
    <style:style style:name="Tabla1.A5" style:family="table-cell">
      <style:table-cell-properties fo:padding-left="0.191cm" fo:padding-right="0.191cm" fo:padding-top="0cm" fo:padding-bottom="0cm" fo:border="0.5pt solid #000000"/>
    </style:style>
    <style:style style:name="Tabla1.A7" style:family="table-cell">
      <style:table-cell-properties fo:padding-left="0.191cm" fo:padding-right="0.191cm" fo:padding-top="0cm" fo:padding-bottom="0cm" fo:border="0.5pt solid #000000"/>
    </style:style>
    <style:style style:name="Tabla1.A9" style:family="table-cell">
      <style:table-cell-properties fo:padding-left="0.191cm" fo:padding-right="0.191cm" fo:padding-top="0cm" fo:padding-bottom="0cm" fo:border="0.5pt solid #000000"/>
    </style:style>
    <style:style style:name="Tabla1.A10" style:family="table-cell">
      <style:table-cell-properties fo:padding-left="0.191cm" fo:padding-right="0.191cm" fo:padding-top="0cm" fo:padding-bottom="0cm" fo:border="0.5pt solid #000000"/>
    </style:style>
    <style:style style:name="Tabla1.A11" style:family="table-cell">
      <style:table-cell-properties fo:padding-left="0.191cm" fo:padding-right="0.191cm" fo:padding-top="0cm" fo:padding-bottom="0cm" fo:border-left="0.5pt solid #000000" fo:border-right="0.5pt solid #000000" fo:border-top="none" fo:border-bottom="0.5pt solid #000000"/>
    </style:style>
    <style:style style:name="Tabla1.A13" style:family="table-cell">
      <style:table-cell-properties fo:padding-left="0.191cm" fo:padding-right="0.191cm" fo:padding-top="0cm" fo:padding-bottom="0cm" fo:border="0.5pt solid #000000"/>
    </style:style>
    <style:style style:name="Tabla1.B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B14" style:family="table-cell">
      <style:table-cell-properties fo:padding-left="0.191cm" fo:padding-right="0.191cm" fo:padding-top="0cm" fo:padding-bottom="0cm" fo:border="0.5pt solid #000000"/>
    </style:style>
    <style:style style:name="Tabla1.15" style:family="table-row">
      <style:table-row-properties style:min-row-height="0.423cm" fo:keep-together="auto"/>
    </style:style>
    <style:style style:name="Tabla1.A15" style:family="table-cell">
      <style:table-cell-properties fo:padding-left="0.191cm" fo:padding-right="0.191cm" fo:padding-top="0cm" fo:padding-bottom="0cm" fo:border="0.5pt solid #000000"/>
    </style:style>
    <style:style style:name="Tabla1.B15" style:family="table-cell">
      <style:table-cell-properties fo:padding-left="0.191cm" fo:padding-right="0.191cm" fo:padding-top="0cm" fo:padding-bottom="0cm" fo:border="0.5pt solid #000000"/>
    </style:style>
    <style:style style:name="Tabla1.A16"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A17"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P1" style:family="paragraph" style:parent-style-name="Standard">
      <style:paragraph-properties fo:margin-left="2.54cm" fo:text-indent="-2.54cm" style:auto-text-indent="false"/>
      <style:text-properties officeooo:paragraph-rsid="001d7058"/>
    </style:style>
    <style:style style:name="P2" style:family="paragraph" style:parent-style-name="Standard">
      <style:paragraph-properties fo:margin-top="0.212cm" fo:margin-bottom="0.212cm" style:contextual-spacing="false" fo:line-height="100%" fo:text-align="justify" style:justify-single-word="false"/>
    </style:style>
    <style:style style:name="P3" style:family="paragraph" style:parent-style-name="Standard">
      <style:paragraph-properties fo:margin-right="0.319cm" fo:margin-top="0.212cm" fo:margin-bottom="0.212cm" style:contextual-spacing="false" fo:line-height="100%" fo:text-align="justify" style:justify-single-word="false"/>
    </style:style>
    <style:style style:name="P4" style:family="paragraph" style:parent-style-name="Standard">
      <style:paragraph-properties fo:margin-top="0.212cm" fo:margin-bottom="0.212cm" style:contextual-spacing="false" fo:line-height="100%" fo:text-align="justify" style:justify-single-word="false"/>
      <style:text-properties officeooo:paragraph-rsid="001d7058"/>
    </style:style>
    <style:style style:name="P5" style:family="paragraph" style:parent-style-name="Standard">
      <style:paragraph-properties fo:margin-top="0.212cm" fo:margin-bottom="0.212cm" style:contextual-spacing="false" fo:line-height="100%" fo:text-align="justify" style:justify-single-word="false"/>
      <style:text-properties officeooo:paragraph-rsid="0022f1ca"/>
    </style:style>
    <style:style style:name="P6" style:family="paragraph" style:parent-style-name="Standard">
      <style:paragraph-properties fo:margin-top="0.212cm" fo:margin-bottom="0.212cm" style:contextual-spacing="false" fo:line-height="100%" fo:text-align="justify" style:justify-single-word="false">
        <style:tab-stops>
          <style:tab-stop style:position="13.732cm"/>
        </style:tab-stops>
      </style:paragraph-properties>
    </style:style>
    <style:style style:name="P7" style:family="paragraph" style:parent-style-name="Standard" style:master-page-name="Standard">
      <style:paragraph-properties fo:line-height="100%" fo:text-align="center" style:justify-single-word="false" style:page-number="1"/>
      <style:text-properties style:font-name="Calibri" fo:font-size="18pt" fo:font-weight="bold" officeooo:paragraph-rsid="001d7058" style:font-name-asian="Calibri2" style:font-size-asian="18pt" style:font-weight-asian="bold" style:font-name-complex="Calibri2" style:font-size-complex="18pt"/>
    </style:style>
    <style:style style:name="P8" style:family="paragraph" style:parent-style-name="Standard">
      <style:paragraph-properties fo:margin-top="0.212cm" fo:margin-bottom="0.212cm" style:contextual-spacing="false" fo:text-align="justify" style:justify-single-word="false"/>
      <style:text-properties style:font-name="Calibri1"/>
    </style:style>
    <style:style style:name="P9" style:family="paragraph" style:parent-style-name="Standard">
      <style:paragraph-properties fo:text-align="justify" style:justify-single-word="false"/>
      <style:text-properties style:font-name="Calibri1"/>
    </style:style>
    <style:style style:name="P10" style:family="paragraph" style:parent-style-name="Standard">
      <style:paragraph-properties fo:margin-top="0cm" fo:margin-bottom="0.212cm" style:contextual-spacing="false" fo:text-align="justify" style:justify-single-word="false"/>
      <style:text-properties style:font-name="Calibri1"/>
    </style:style>
    <style:style style:name="P11" style:family="paragraph" style:parent-style-name="Standard">
      <style:paragraph-properties fo:margin-top="0.212cm" fo:margin-bottom="0.212cm" style:contextual-spacing="false" fo:line-height="100%" fo:text-align="justify" style:justify-single-word="false"/>
      <style:text-properties style:font-name="Calibri1" officeooo:rsid="0022adf1" officeooo:paragraph-rsid="0022adf1"/>
    </style:style>
    <style:style style:name="P12" style:family="paragraph" style:parent-style-name="Standard">
      <style:paragraph-properties fo:margin-top="0.212cm" fo:margin-bottom="0.212cm" style:contextual-spacing="false" fo:line-height="100%" fo:text-align="justify" style:justify-single-word="false"/>
      <style:text-properties style:font-name="Calibri1" officeooo:paragraph-rsid="0022adf1"/>
    </style:style>
    <style:style style:name="P13" style:family="paragraph" style:parent-style-name="Standard">
      <style:paragraph-properties fo:margin-top="0.212cm" fo:margin-bottom="0.212cm" style:contextual-spacing="false" fo:line-height="100%" fo:text-align="justify" style:justify-single-word="false"/>
      <style:text-properties style:font-name="Calibri1"/>
    </style:style>
    <style:style style:name="P14" style:family="paragraph" style:parent-style-name="Standard">
      <style:paragraph-properties fo:margin-top="0.212cm" fo:margin-bottom="0.212cm" style:contextual-spacing="false" fo:line-height="100%" fo:text-align="justify" style:justify-single-word="false"/>
      <style:text-properties style:font-name="Calibri1" fo:font-weight="normal" officeooo:rsid="0026e8ac" officeooo:paragraph-rsid="0026e8ac" style:font-weight-asian="normal" style:font-weight-complex="normal"/>
    </style:style>
    <style:style style:name="P15" style:family="paragraph" style:parent-style-name="Standard">
      <style:paragraph-properties fo:margin-top="0.212cm" fo:margin-bottom="0.212cm" style:contextual-spacing="false" fo:line-height="100%" fo:text-align="justify" style:justify-single-word="false"/>
      <style:text-properties style:font-name="Calibri1" officeooo:rsid="001d7058" officeooo:paragraph-rsid="0022adf1"/>
    </style:style>
    <style:style style:name="P16" style:family="paragraph" style:parent-style-name="Standard">
      <style:paragraph-properties fo:margin-top="0.212cm" fo:margin-bottom="0.212cm" style:contextual-spacing="false" fo:line-height="100%" fo:text-align="justify" style:justify-single-word="false"/>
      <style:text-properties style:font-name="Calibri1" officeooo:rsid="0026e8ac" officeooo:paragraph-rsid="0026e8ac"/>
    </style:style>
    <style:style style:name="P17" style:family="paragraph" style:parent-style-name="Standard">
      <style:paragraph-properties fo:margin-top="0.212cm" fo:margin-bottom="0.212cm" style:contextual-spacing="false" fo:line-height="100%" fo:text-align="justify" style:justify-single-word="false"/>
      <style:text-properties fo:font-size="13pt" officeooo:rsid="0026e8ac" officeooo:paragraph-rsid="0026e8ac" style:font-size-asian="13pt" style:font-size-complex="13pt"/>
    </style:style>
    <style:style style:name="P18" style:family="paragraph" style:parent-style-name="Standard">
      <style:paragraph-properties fo:margin-top="0.212cm" fo:margin-bottom="0.212cm" style:contextual-spacing="false" fo:line-height="100%" fo:text-align="justify" style:justify-single-word="false"/>
      <style:text-properties fo:font-size="13pt" style:font-size-asian="13pt" style:font-size-complex="13pt"/>
    </style:style>
    <style:style style:name="T1" style:family="text">
      <style:text-properties style:font-name="Calibri" fo:font-size="12pt" fo:font-weight="bold" style:font-name-asian="Calibri2" style:font-size-asian="12pt" style:font-weight-asian="bold" style:font-name-complex="Calibri2" style:font-size-complex="12pt"/>
    </style:style>
    <style:style style:name="T2" style:family="text">
      <style:text-properties style:font-name="Calibri" fo:font-size="12pt" style:font-name-asian="Calibri2" style:font-size-asian="12pt" style:font-name-complex="Calibri2" style:font-size-complex="12pt"/>
    </style:style>
    <style:style style:name="T3" style:family="text">
      <style:text-properties style:font-name="Calibri" fo:font-size="12pt" officeooo:rsid="001d7058" style:font-name-asian="Calibri2" style:font-size-asian="12pt" style:font-name-complex="Calibri2" style:font-size-complex="12pt"/>
    </style:style>
    <style:style style:name="T4" style:family="text">
      <style:text-properties style:font-name="Calibri" fo:font-size="12pt" officeooo:rsid="001ec11d" style:font-name-asian="Calibri2" style:font-size-asian="12pt" style:font-name-complex="Calibri2" style:font-size-complex="12pt"/>
    </style:style>
    <style:style style:name="T5" style:family="text">
      <style:text-properties style:font-name="Calibri" fo:font-size="12pt" officeooo:rsid="0022adf1" style:font-name-asian="Calibri2" style:font-size-asian="12pt" style:font-name-complex="Calibri2" style:font-size-complex="12pt"/>
    </style:style>
    <style:style style:name="T6" style:family="text">
      <style:text-properties style:font-name="Calibri" fo:font-size="12pt" officeooo:rsid="0022f1ca" style:font-name-asian="Calibri2" style:font-size-asian="12pt" style:font-name-complex="Calibri2" style:font-size-complex="12pt"/>
    </style:style>
    <style:style style:name="T7" style:family="text">
      <style:text-properties style:font-name="Calibri" fo:font-weight="bold" style:font-name-asian="Calibri2" style:font-weight-asian="bold" style:font-name-complex="Calibri2"/>
    </style:style>
    <style:style style:name="T8" style:family="text">
      <style:text-properties officeooo:rsid="0022f1ca"/>
    </style:style>
    <style:style style:name="T9" style:family="text">
      <style:text-properties officeooo:rsid="00241916"/>
    </style:style>
    <style:style style:name="T10" style:family="text">
      <style:text-properties officeooo:rsid="00255234"/>
    </style:style>
    <style:style style:name="T11" style:family="text">
      <style:text-properties fo:font-size="12pt" style:font-name-asian="Calibri2" style:font-size-asian="12pt" style:font-name-complex="Calibri2" style:font-size-complex="12pt"/>
    </style:style>
    <style:style style:name="T12" style:family="text">
      <style:text-properties fo:font-size="12pt" officeooo:rsid="001ec11d" style:font-name-asian="Calibri2" style:font-size-asian="12pt" style:font-name-complex="Calibri2" style:font-size-complex="12pt"/>
    </style:style>
    <style:style style:name="fr1" style:family="graphic" style:parent-style-name="Frame">
      <style:graphic-properties fo:margin-left="0.318cm" fo:margin-right="0.318cm" fo:margin-top="0.318cm" fo:margin-bottom="0.318cm" style:vertical-pos="from-top" style:vertical-rel="paragraph" style:horizontal-pos="from-left" style:horizontal-rel="paragraph"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menzamos nuestro proyecto</text:p>
      <text:p text:style-name="P1"><draw:frame draw:style-name="fr1" draw:name="Marco1" text:anchor-type="paragraph" svg:x="-1.284cm" svg:y="0cm" svg:width="18.441cm" draw:z-index="1" loext:may-break-between-pages="true"><draw:text-box fo:min-height="0.041cm"><table:table table:name="Tabla1" table:style-name="Tabla1"><table:table-column table:style-name="Tabla1.A"/><table:table-column table:style-name="Tabla1.B"/><table:table-column table:style-name="Tabla1.C"/><table:table-column table:style-name="Tabla1.D"/><table:table-row table:style-name="Tabla1.1"><table:table-cell table:style-name="Tabla1.A1" table:number-columns-spanned="4" office:value-type="string"><text:p text:style-name="P17" loext:marker-style-name="T1"><text:span text:style-name="T7">VIOLONCHELISTAS A LO LARGO DE LA HISTORIA</text:span></text:p></table:table-cell><table:covered-table-cell/><table:covered-table-cell/><table:covered-table-cell/></table:table-row><table:table-row table:style-name="Tabla1.1"><table:table-cell table:style-name="Tabla1.A2" table:number-columns-spanned="2" office:value-type="string"><text:p text:style-name="P11" loext:marker-style-name="T2"><text:span text:style-name="T11">TEMÁTICA</text:span></text:p></table:table-cell><table:covered-table-cell/><table:table-cell table:style-name="Tabla1.A2" office:value-type="string"><text:p text:style-name="P12" loext:marker-style-name="T2"><text:span text:style-name="T11">CURSO</text:span></text:p></table:table-cell><table:table-cell table:style-name="Tabla1.A2" office:value-type="string"><text:p text:style-name="P13" loext:marker-style-name="T2"><text:span text:style-name="T11">TEMPORALIZACIÓN</text:span></text:p></table:table-cell></table:table-row><table:table-row table:style-name="Tabla1.1"><table:table-cell table:style-name="Tabla1.A3" table:number-columns-spanned="2" office:value-type="string"><text:p text:style-name="P14" loext:marker-style-name="T1"><text:span text:style-name="T11">El proyecto se centra en conocer los grandes violonchelistas de la historia, su aportación al instrumento y anécdotas de su vida, dentro de la época histórica en la que vivió.</text:span></text:p></table:table-cell><table:covered-table-cell/><table:table-cell table:style-name="Tabla1.C3" office:value-type="string"><text:p text:style-name="P15" loext:marker-style-name="T2">5º EEPP</text:p></table:table-cell><table:table-cell table:style-name="Tabla1.D3" office:value-type="string"><text:p text:style-name="P13" loext:marker-style-name="T2"><text:span text:style-name="T12">4</text:span><text:span text:style-name="T11"> sesiones entre abril y mayo</text:span></text:p></table:table-cell></table:table-row><table:table-row table:style-name="Tabla1.1"><table:table-cell table:style-name="Tabla1.A1" table:number-columns-spanned="4" office:value-type="string"><text:p text:style-name="P18" loext:marker-style-name="T1"><text:span text:style-name="T7">JUSTIFICACIÓN</text:span></text:p></table:table-cell><table:covered-table-cell/><table:covered-table-cell/><table:covered-table-cell/></table:table-row><table:table-row table:style-name="Tabla1.1"><table:table-cell table:style-name="Tabla1.A5" table:number-columns-spanned="4" office:value-type="string"><text:p text:style-name="P8">Dada la escasa formación en el uso de herramientas digitales para uso didáctico <text:span text:style-name="T9">con los conservatorios</text:span>, así como de herramientas básicas para escritura y maquetación de textos, se propone esta situación de aprendizaje relacionada con las redes sociales y sus convenciones más comunes.</text:p><text:p text:style-name="P9"/><text:p text:style-name="P9">Se pretende conseguir los siguientes objetivos:</text:p><text:p text:style-name="P9"/><text:p text:style-name="P9">- Comprender el paralelismo entre la evolución del instrumento a lo largo de la historia y su significado en la escritura propia de dicha especialidad.</text:p><text:p text:style-name="P9"/><text:p text:style-name="P9">- Conocimiento de las características estéticas de las diferentes épocas y estilos y su aplicación a la interpretación del repertorio.</text:p><text:p text:style-name="P9"/><text:p text:style-name="P10">-Despertar el interés por conocer a los grandes intérpretes de la música relativa a <text:span text:style-name="T9">s</text:span>u instrumento.</text:p></table:table-cell><table:covered-table-cell/><table:covered-table-cell/><table:covered-table-cell/></table:table-row><table:table-row table:style-name="Tabla1.1"><table:table-cell table:style-name="Tabla1.A1" table:number-columns-spanned="4" office:value-type="string"><text:p text:style-name="P18" loext:marker-style-name="T1"><text:span text:style-name="T7">DESCRIPCIÓN DEL PRODUCTO FINAL</text:span></text:p></table:table-cell><table:covered-table-cell/><table:covered-table-cell/><table:covered-table-cell/></table:table-row><table:table-row table:style-name="Tabla1.1"><table:table-cell table:style-name="Tabla1.A7" table:number-columns-spanned="4" office:value-type="string"><text:p text:style-name="P8">La creación de un perfil con los aspectos más relevantes de la vida de un/a <text:span text:style-name="T9">violonchelista</text:span> destacad<text:span text:style-name="T9">o</text:span>/<text:span text:style-name="T9">a </text:span>a lo largo de la Historia y relacionado con los temas tratados. El alumnado debe realizar 6 publicaciones cortas a modo de autobiografía. Una vez realizado, en parejas se hará una simulación en el que dos personajes coinciden y comentan sus biografías.</text:p><text:p text:style-name="P8">Para llevar a cabo la actividad se le proporcionará al alumnado una plantilla de Google Slides simulando la interfaz de un muro y posts de esta red social.</text:p><text:p text:style-name="P8">Con todo ello, se pretende que el alumnado mejore su conocimiento de personajes que hayan tenido cierta relevancia en el campo <text:span text:style-name="T10">musical</text:span>. También mejorar la capacidad de expresión escrita, que seleccione y sintetice información que debe basarse en fuentes fiables, además de aprender las convenciones básicas de la etiqueta digital así como de los textos expositivos. Con la exposición oral se pretende que el alumnado pierda el miedo a interactuar en público.</text:p></table:table-cell><table:covered-table-cell/><table:covered-table-cell/><table:covered-table-cell/></table:table-row><table:table-row table:style-name="Tabla1.1"><table:table-cell table:style-name="Tabla1.A1" table:number-columns-spanned="4" office:value-type="string"><text:p text:style-name="P18" loext:marker-style-name="T1"><text:span text:style-name="T7">MATERIAS IMPLICADAS</text:span></text:p></table:table-cell><table:covered-table-cell/><table:covered-table-cell/><table:covered-table-cell/></table:table-row><table:table-row table:style-name="Tabla1.1"><table:table-cell table:style-name="Tabla1.A9" table:number-columns-spanned="4" office:value-type="string"><text:p text:style-name="P5" loext:marker-style-name="T2"><text:span text:style-name="T2">Se <text:s/>puede trabajar en coordinación con la</text:span><text:span text:style-name="T5">s</text:span><text:span text:style-name="T2"> materia</text:span><text:span text:style-name="T5">s</text:span><text:span text:style-name="T2"> de </text:span><text:span text:style-name="T5">Historia de la Música y violonchelo. Al realizar la actividad con </text:span><text:span text:style-name="T6">violonchelistas </text:span><text:span text:style-name="T5">históricos, puede servir para reforzar los conocimientos de una época histórica concreta </text:span><text:span text:style-name="T6">y </text:span><text:span text:style-name="T2">de forma interactiva, grab</text:span><text:span text:style-name="T6">arla</text:span><text:span text:style-name="T2"> en video y </text:span><text:span text:style-name="T6">poder ser</text:span><text:span text:style-name="T2"> evaluada </text:span><text:span text:style-name="T5">por la asignatura de historia.</text:span></text:p></table:table-cell><table:covered-table-cell/><table:covered-table-cell/><table:covered-table-cell/></table:table-row><table:table-row table:style-name="Tabla1.1"><table:table-cell table:style-name="Tabla1.A10" table:number-columns-spanned="4" office:value-type="string"><text:p text:style-name="P6" loext:marker-style-name="T2"><text:span text:style-name="T6">También</text:span><text:span text:style-name="T2"> puede proponerse </text:span><text:span text:style-name="T6">un</text:span><text:span text:style-name="T2"> role play disfrazados de dichos </text:span><text:span text:style-name="T6">instrumentistas</text:span><text:span text:style-name="T2"> en la semana </text:span><text:span text:style-name="T6">cultural del centro.</text:span></text:p></table:table-cell><table:covered-table-cell/><table:covered-table-cell/><table:covered-table-cell/></table:table-row><table:table-row table:style-name="Tabla1.1"><table:table-cell table:style-name="Tabla1.A11" table:number-columns-spanned="4" office:value-type="string"><text:p text:style-name="P16" loext:marker-style-name="T2"><text:span text:style-name="T8">E</text:span>l idioma usado es el español.</text:p></table:table-cell><table:covered-table-cell/><table:covered-table-cell/><table:covered-table-cell/></table:table-row><table:table-row table:style-name="Tabla1.1"><table:table-cell table:style-name="Tabla1.A1" table:number-columns-spanned="4" office:value-type="string"><text:p text:style-name="P3" loext:marker-style-name="T1"><text:span text:style-name="T1">SECUENCIACIÓN DIDÁCTICA</text:span></text:p></table:table-cell><table:covered-table-cell/><table:covered-table-cell/><table:covered-table-cell/></table:table-row><table:table-row table:style-name="Tabla1.1"><table:table-cell table:style-name="Tabla1.A13" office:value-type="string"><text:p text:style-name="P2" loext:marker-style-name="T2"><text:span text:style-name="T2">ACTIVIDADES</text:span></text:p><text:p text:style-name="P2" loext:marker-style-name="T2"><text:span text:style-name="T2">(TIPOS Y CONTEXTOS)</text:span></text:p></table:table-cell><table:table-cell table:style-name="Tabla1.B13" table:number-columns-spanned="3" office:value-type="string"><text:p text:style-name="P2" loext:marker-style-name="T2"><text:span text:style-name="T2">EJERCICIOS (RECURSOS Y PROCESOS COGNITIVOS)</text:span></text:p></table:table-cell><table:covered-table-cell/><table:covered-table-cell/></table:table-row><table:table-row table:style-name="Tabla1.1"><table:table-cell table:style-name="Tabla1.A14" office:value-type="string"><text:p text:style-name="P2" loext:marker-style-name="T2"><text:span text:style-name="T2">Sesión 1</text:span></text:p></table:table-cell><table:table-cell table:style-name="Tabla1.B14" table:number-columns-spanned="3" office:value-type="string"><text:p text:style-name="P2" loext:marker-style-name="T2"><text:span text:style-name="T2">Lluvia de ideas: </text:span><text:span text:style-name="T3">violonchelista</text:span><text:span text:style-name="T2">s </text:span><text:span text:style-name="T3">relevantes de la historia </text:span><text:span text:style-name="T2">que han </text:span><text:span text:style-name="T3">influido en la evolución de la escritura instrumental del instrumento o en la calidad interpretativa.</text:span><text:span text:style-name="T2"> Descripción por todo el grupo de cualquier información que conocen o les parece interesante de los/</text:span><text:span text:style-name="T4">as</text:span><text:span text:style-name="T2"> </text:span><text:span text:style-name="T3">instrumentistas</text:span><text:span text:style-name="T2"> y visionado de diferentes biografías de </text:span><text:span text:style-name="T3">violonchelistas</text:span><text:span text:style-name="T2"> destacad</text:span><text:span text:style-name="T3">o</text:span><text:span text:style-name="T2">s/</text:span><text:span text:style-name="T3">as.</text:span></text:p></table:table-cell><table:covered-table-cell/><table:covered-table-cell/></table:table-row><table:table-row table:style-name="Tabla1.15"><table:table-cell table:style-name="Tabla1.A15" office:value-type="string"><text:p text:style-name="P2" loext:marker-style-name="T2"><text:span text:style-name="T2">Sesión 2</text:span></text:p></table:table-cell><table:table-cell table:style-name="Tabla1.B15" table:number-columns-spanned="3" office:value-type="string"><text:p text:style-name="P4" loext:marker-style-name="T2"><text:span text:style-name="T2">Búsqueda de documentación acerca del personaje.</text:span></text:p><text:p text:style-name="P4" loext:marker-style-name="T2"><text:span text:style-name="T2">Búsqueda de imágenes y maquetación del perfil.</text:span></text:p></table:table-cell><table:covered-table-cell/><table:covered-table-cell/></table:table-row><table:table-row table:style-name="Tabla1.1"><table:table-cell table:style-name="Tabla1.A16" office:value-type="string"><text:p text:style-name="P2" loext:marker-style-name="T2"><text:span text:style-name="T2">Sesión </text:span><text:span text:style-name="T3">3</text:span></text:p></table:table-cell><table:table-cell table:style-name="Tabla1.B16" table:number-columns-spanned="3" office:value-type="string"><text:p text:style-name="P2" loext:marker-style-name="T2"><text:span text:style-name="T2">Escritura de los posts del perfil.</text:span></text:p></table:table-cell><table:covered-table-cell/><table:covered-table-cell/></table:table-row><table:table-row table:style-name="Tabla1.1"><table:table-cell table:style-name="Tabla1.A17" office:value-type="string"><text:p text:style-name="P2" loext:marker-style-name="T2"><text:span text:style-name="T2">Sesión </text:span><text:span text:style-name="T3">4</text:span></text:p></table:table-cell><table:table-cell table:style-name="Tabla1.B17" table:number-columns-spanned="3" office:value-type="string"><text:p text:style-name="P2" loext:marker-style-name="T2"><text:span text:style-name="T2">Presentación de los perfiles a través de la Interacción oral entre dos personajes.</text:span></text:p></table:table-cell><table:covered-table-cell/><table:covered-table-cell/></table:table-row></table:table></draw:text-box></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12T12:56:14.499000000</meta:creation-date>
    <dc:date>2026-03-13T13:04:33.571000000</dc:date>
    <meta:editing-duration>PT30M7S</meta:editing-duration>
    <meta:editing-cycles>3</meta:editing-cycles>
    <meta:generator>LibreOffice/24.2.7.2$Windows_X86_64 LibreOffice_project/ee3885777aa7032db5a9b65deec9457448a91162</meta:generator>
    <meta:document-statistic meta:table-count="1" meta:image-count="0" meta:object-count="0" meta:page-count="2" meta:paragraph-count="35" meta:word-count="499" meta:character-count="3204" meta:non-whitespace-character-count="2739"/>
  </office:meta>
</office:document-meta>
</file>